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9cf" officeooo:paragraph-rsid="000509cf"/>
    </style:style>
    <style:style style:name="P2" style:family="paragraph" style:parent-style-name="Standard">
      <style:text-properties style:font-name="sans-serif" fo:font-size="14.25pt" officeooo:rsid="000509cf" officeooo:paragraph-rsid="000509cf"/>
    </style:style>
    <style:style style:name="P3" style:family="paragraph" style:parent-style-name="Standard">
      <style:text-properties style:font-name="sans-serif" fo:font-size="14.25pt" officeooo:rsid="000509d1" officeooo:paragraph-rsid="000509d1"/>
    </style:style>
    <style:style style:name="P4" style:family="paragraph" style:parent-style-name="Standard">
      <style:text-properties style:font-name="sans-serif" fo:font-size="14.25pt" officeooo:rsid="0005fa56" officeooo:paragraph-rsid="0005fa56"/>
    </style:style>
    <style:style style:name="P5" style:family="paragraph" style:parent-style-name="Standard">
      <style:text-properties fo:font-weight="bold" officeooo:rsid="000509cf" officeooo:paragraph-rsid="000509cf" style:font-weight-asian="bold" style:font-weight-complex="bold"/>
    </style:style>
    <style:style style:name="P6" style:family="paragraph" style:parent-style-name="Standard">
      <style:text-properties fo:font-weight="bold" officeooo:rsid="0006fa98" officeooo:paragraph-rsid="0006fa98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0509cf" officeooo:paragraph-rsid="000509cf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fo:background-color="#c6dbae" loext:char-shading-value="0" style:font-size-asian="10pt"/>
    </style:style>
    <style:style style:name="T6" style:family="text">
      <style:text-properties fo:color="#000000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background-color="#c6dbae" loext:char-shading-value="0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fo:background-color="#c6dbae" loext:char-shading-value="0" style:font-size-asian="10pt"/>
    </style:style>
    <style:style style:name="T12" style:family="text">
      <style:text-properties fo:color="#646464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3f7f5f" fo:background-color="#e8f2fe" loext:char-shading-value="0"/>
    </style:style>
    <style:style style:name="T16" style:family="text">
      <style:text-properties fo:color="#3f7f5f"/>
    </style:style>
    <style:style style:name="T17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6a3e3e" style:font-name="Monospace" fo:font-size="10pt" fo:background-color="#c6dbae" loext:char-shading-value="0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SHAIK SUSHMA</text:p>
      <text:p text:style-name="P5">USN:1NT20IS411</text:p>
      <text:p text:style-name="P6">SUBJECT:HAD LAB</text:p>
      <text:p text:style-name="P1"/>
      <text:p text:style-name="P2">1. Write a Java Program to demonstrate Hierarchical Inheritance and document the code</text:p>
      <text:p text:style-name="P2"/>
      <text:p text:style-name="P4">code:</text:p>
      <text:p text:style-name="P4"/>
      <text:p text:style-name="P2"><text:span text:style-name="T1">package</text:span><text:span text:style-name="T3"> program1;</text:span></text:p>
      <text:p text:style-name="P9"><text:span text:style-name="T15">//child class</text:span></text:p>
      <text:p text:style-name="P7"><text:span text:style-name="T1">public</text:span><text:span text:style-name="T3"> </text:span><text:span text:style-name="T1">class</text:span><text:span text:style-name="T3"> child {</text:span></text:p>
      <text:p text:style-name="P7"><text:span text:style-name="T3"><text:s/></text:span><text:span text:style-name="T1">public</text:span><text:span text:style-name="T3"> </text:span><text:span text:style-name="T1">void</text:span><text:span text:style-name="T3"> mood()</text:span></text:p>
      <text:p text:style-name="P7"><text:span text:style-name="T3"><text:s/>{</text:span></text:p>
      <text:p text:style-name="P7"><text:span text:style-name="T3"><text:tab/> System.</text:span><text:span text:style-name="T7">out</text:span><text:span text:style-name="T3">.println(</text:span><text:span text:style-name="T10">"i am sleepy"</text:span><text:span text:style-name="T3">);</text:span></text:p>
      <text:p text:style-name="P7"><text:span text:style-name="T3"><text:s/>}</text:span></text:p>
      <text:p text:style-name="P7"><text:span text:style-name="T3">}</text:span></text:p>
      <text:p text:style-name="P2"/>
      <text:p text:style-name="P2"><text:span text:style-name="T1">package</text:span><text:span text:style-name="T3"> program1;</text:span></text:p>
      <text:p text:style-name="P8"><text:span text:style-name="T16">//subclass</text:span></text:p>
      <text:p text:style-name="P8"><text:span text:style-name="T2">public</text:span><text:span text:style-name="T6"> </text:span><text:span text:style-name="T2">class</text:span></text:p>
      <text:p text:style-name="P7"><text:span text:style-name="T1">public</text:span><text:span text:style-name="T3"> </text:span><text:span text:style-name="T1">class</text:span><text:span text:style-name="T3"> subclass </text:span><text:span text:style-name="T1">extends</text:span><text:span text:style-name="T3"> child{</text:span></text:p>
      <text:p text:style-name="P7"><text:span text:style-name="T3"><text:s/>String </text:span><text:span text:style-name="T8">name</text:span><text:span text:style-name="T3">=</text:span><text:span text:style-name="T10">"childmood"</text:span><text:span text:style-name="T3">;</text:span></text:p>
      <text:p text:style-name="P7"><text:span text:style-name="T3"><text:s/></text:span><text:span text:style-name="T1">public</text:span><text:span text:style-name="T3"> </text:span><text:span text:style-name="T1">void</text:span><text:span text:style-name="T3"> display()</text:span></text:p>
      <text:p text:style-name="P7"><text:span text:style-name="T3"><text:s/>{</text:span></text:p>
      <text:p text:style-name="P7"><text:span text:style-name="T3"><text:tab/> </text:span><text:span text:style-name="T1">super</text:span><text:span text:style-name="T3">.mood();</text:span></text:p>
      <text:p text:style-name="P7"><text:span text:style-name="T3"><text:tab/> System.</text:span><text:span text:style-name="T7">out</text:span><text:span text:style-name="T3">.println(</text:span><text:span text:style-name="T10">"the name is:"</text:span><text:span text:style-name="T3">+</text:span><text:span text:style-name="T8">name</text:span><text:span text:style-name="T3">);</text:span></text:p>
      <text:p text:style-name="P7"><text:span text:style-name="T3"><text:s/>}</text:span></text:p>
      <text:p text:style-name="P7"><text:span text:style-name="T3"><text:s/></text:span><text:span text:style-name="T12">@Override</text:span></text:p>
      <text:p text:style-name="P7"><text:span text:style-name="T3"><text:s/></text:span><text:span text:style-name="T1">public</text:span><text:span text:style-name="T3"> </text:span><text:span text:style-name="T1">void</text:span><text:span text:style-name="T3"> mood()</text:span></text:p>
      <text:p text:style-name="P7"><text:span text:style-name="T3"><text:s/>{</text:span></text:p>
      <text:p text:style-name="P7"><text:span text:style-name="T3"><text:tab/> System.</text:span><text:span text:style-name="T7">out</text:span><text:span text:style-name="T3">.println(</text:span><text:span text:style-name="T10">"this is override method"</text:span><text:span text:style-name="T3">);</text:span></text:p>
      <text:p text:style-name="P7"><text:span text:style-name="T3"><text:s/>}</text:span></text:p>
      <text:p text:style-name="P7"><text:span text:style-name="T3">}</text:span></text:p>
      <text:p text:style-name="P2"/>
      <text:p text:style-name="P2"><text:span text:style-name="T1">package</text:span><text:span text:style-name="T3"> program1;</text:span></text:p>
      <text:p text:style-name="P8"/>
      <text:p text:style-name="P7"><text:span text:style-name="T1">public</text:span><text:span text:style-name="T3"> </text:span><text:span text:style-name="T1">class</text:span><text:span text:style-name="T3"> main {</text:span></text:p>
      <text:p text:style-name="P7"><text:span text:style-name="T13">//</text:span><text:span text:style-name="T14">mainclass</text:span></text:p>
      <text:p text:style-name="P7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7">args</text:span><text:span text:style-name="T4">)</text:span><text:span text:style-name="T3"> {</text:span></text:p>
      <text:p text:style-name="P7"><text:span text:style-name="T3"><text:tab/><text:tab/>subclass </text:span><text:span text:style-name="T18">program</text:span><text:span text:style-name="T3">=</text:span><text:span text:style-name="T1">new</text:span><text:span text:style-name="T3"> subclass();</text:span></text:p>
      <text:p text:style-name="P7"><text:span text:style-name="T5"><text:tab/><text:tab/></text:span><text:span text:style-name="T19">program</text:span><text:span text:style-name="T5">.</text:span><text:span text:style-name="T9">name</text:span><text:span text:style-name="T5">=</text:span><text:span text:style-name="T11">"childmood"</text:span><text:span text:style-name="T5">;</text:span></text:p>
      <text:p text:style-name="P7"><text:span text:style-name="T3"><text:tab/><text:tab/></text:span><text:span text:style-name="T18">program</text:span><text:span text:style-name="T3">.display();</text:span></text:p>
      <text:p text:style-name="P7"><text:span text:style-name="T3"><text:tab/><text:tab/></text:span><text:span text:style-name="T18">program</text:span><text:span text:style-name="T3">.mood();</text:span></text:p>
      <text:p text:style-name="P7"><text:span text:style-name="T3"><text:tab/>}</text:span></text:p>
      <text:p text:style-name="P8"/>
      <text:p text:style-name="P7"><text:span text:style-name="T3">}</text:span></text:p>
      <text:p text:style-name="P2"/>
      <text:p text:style-name="P3">output:</text:p>
      <text:p text:style-name="P3"><text:span text:style-name="T3">i am sleepy</text:span></text:p>
      <text:p text:style-name="P7"><text:span text:style-name="T3">the name is:childmood</text:span></text:p>
      <text:p text:style-name="P7"><text:span text:style-name="T3">this is override method</text:span></text:p>
      <text:p text:style-name="P3"/>
      <text:p text:style-name="P3"/>
      <text:p text:style-name="P3"/>
      <text:p text:style-name="P3"/>
      <text:p text:style-name="P3"><text:soft-page-break/></text:p>
      <text:p text:style-name="P3">2. What is the usage of Static keyword and Private keyword in Java. Demonstrate a program for<text:line-break/>the same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5:28:25.512559539</meta:creation-date>
    <dc:date>2022-09-22T15:49:36.231133334</dc:date>
    <meta:editing-duration>PT11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120" meta:character-count="866" meta:non-whitespace-character-count="761"/>
  </office:meta>
</office:document-meta>
</file>